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4B0E59FB9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49a42" officeooo:paragraph-rsid="00149a42"/>
    </style:style>
    <style:style style:name="P2" style:family="paragraph" style:parent-style-name="Text_20_body">
      <style:text-properties officeooo:rsid="00149a42" officeooo:paragraph-rsid="00149a42"/>
    </style:style>
    <style:style style:name="P3" style:family="paragraph" style:parent-style-name="Text_20_body">
      <style:text-properties officeooo:rsid="00174175" officeooo:paragraph-rsid="0017417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is is a heading</text:h>
      <text:p text:style-name="P2">Hello world</text:p>
      <text:p text:style-name="P2"/>
      <text:section text:style-name="Sect1" text:name="This is a section">
        <text:p text:style-name="P3">Some text in a section</text:p>
      </text:section>
      <text:p text:style-name="P2"/>
      <text:p text:style-name="P2"><draw:frame draw:style-name="fr1" draw:name="NextcloudLogo" text:anchor-type="char" svg:width="0.9693in" svg:height="0.9693in" draw:z-index="0"><draw:image xlink:href="Pictures/10000000000004B0000004B0E59FB9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09:57:39.769424782</dc:date>
    <meta:editing-duration>PT52M41S</meta:editing-duration>
    <meta:editing-cycles>4</meta:editing-cycles>
    <meta:generator>LibreOffice/24.8.0.3$Linux_X86_64 LibreOffice_project/480$Build-3</meta:generator>
    <meta:document-statistic meta:table-count="0" meta:image-count="1" meta:object-count="0" meta:page-count="1" meta:paragraph-count="3" meta:word-count="11" meta:character-count="50" meta:non-whitespace-character-count="42"/>
  </office:meta>
</office:document-meta>
</file>